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98cm" fo:min-width="2.258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2.612cm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2.712cm"/>
    </style:style>
    <style:style style:name="gr4" style:family="graphic" style:parent-style-name="standard">
      <style:graphic-properties draw:textarea-horizontal-align="justify" draw:textarea-vertical-align="middle" draw:auto-grow-height="false" fo:min-height="1.072cm" fo:min-width="2.27cm"/>
    </style:style>
    <style:style style:name="gr5" style:family="graphic" style:parent-style-name="standard">
      <style:graphic-properties draw:textarea-horizontal-align="justify" draw:textarea-vertical-align="middle" draw:auto-grow-height="false" fo:min-height="1.646cm" fo:min-width="3.596cm"/>
    </style:style>
    <style:style style:name="gr6" style:family="graphic" style:parent-style-name="standard">
      <style:graphic-properties draw:textarea-horizontal-align="justify" draw:textarea-vertical-align="middle" draw:auto-grow-height="false" fo:min-height="1.2cm" fo:min-width="1.35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1.47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9cm" svg:height="1.764cm" svg:x="11.6cm" svg:y="18.7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cm" svg:height="2.4cm" svg:x="11.7cm" svg:y="1.6cm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cm" svg:height="2.3cm" svg:x="11.1cm" svg:y="4.6cm">
          <text:p text:style-name="P3">Ingrese el numero</text:p>
          <text:p text:style-name="P3">De telefon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1cm" svg:height="2.3cm" svg:x="16.9cm" svg:y="11cm">
          <text:p text:style-name="P1"><text:span text:style-name="T2">Resultado igual</text:span></text:p>
          <text:p text:style-name="P1"><text:span text:style-name="T2">A fals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4cm" svg:height="2.1cm" svg:x="11.2cm" svg:y="15.6cm">
          <text:p text:style-name="P1"><text:span text:style-name="T2">Resultado igual</text:span></text:p>
          <text:p text:style-name="P1"><text:span text:style-name="T2">A verdader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1cm" svg:height="2.3cm" svg:x="4.6cm" svg:y="11.2cm">
          <text:p text:style-name="P1"><text:span text:style-name="T2">Resultado </text:span></text:p>
          <text:p text:style-name="P1"><text:span text:style-name="T2">Igual a fals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4.3cm" svg:height="2.1cm" svg:x="11.4cm" svg:y="12.8cm">
          <text:p text:style-name="P1"><text:span text:style-name="T2">Buscar si tiene </text:span></text:p>
          <text:p text:style-name="P1"><text:span text:style-name="T2">Parentesis, guion y </text:span></text:p>
          <text:p text:style-name="P1"><text:span text:style-name="T2">Los dos primeros</text:span></text:p>
          <text:p text:style-name="P1"><text:span text:style-name="T2">Grupos de 2 dig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3cm" svg:height="2.1cm" svg:x="17.5cm" svg:y="8cm">
          <text:p text:style-name="P1"><text:span text:style-name="T2">Elimino el espacio</text:span></text:p>
          <text:p text:style-name="P1"><text:span text:style-name="T2">Y dejo el nume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3cm" svg:height="2.1cm" svg:x="5.6cm" svg:y="8cm">
          <text:p text:style-name="P3">Elimino el uno</text:p>
          <text:p text:style-name="P3">Y dejo el nume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7cm" svg:height="2.9cm" svg:x="17.9cm" svg:y="4.4cm">
          <text:p text:style-name="P3">Primer termino</text:p>
          <text:p text:style-name="P3">Es un espaci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3.7cm" svg:height="2.9cm" svg:x="6.136cm" svg:y="4.257cm">
          <text:p text:style-name="P1"><text:span text:style-name="T2">Primer termino</text:span></text:p>
          <text:p text:style-name="P1"><text:span text:style-name="T2">Es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3.7cm" svg:height="2.9cm" svg:x="11.9cm" svg:y="8.8cm">
          <text:p text:style-name="P1"><text:span text:style-name="T2">La cantidad</text:span></text:p>
          <text:p text:style-name="P1"><text:span text:style-name="T2">De numeros</text:span></text:p>
          <text:p text:style-name="P1"><text:span text:style-name="T2">Es !=1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3cm" svg:height="1.8cm" svg:x="5.8cm" svg:y="14.7cm">
          <text:p text:style-name="P1"><text:span text:style-name="T2">Resultad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4" draw:layer="layout" svg:width="3cm" svg:height="1.8cm" svg:x="16.8cm" svg:y="17cm">
          <text:p text:style-name="P1"><text:span text:style-name="T2">Resultad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4" draw:layer="layout" svg:width="3cm" svg:height="1.8cm" svg:x="18cm" svg:y="14.5cm">
          <text:p text:style-name="P1"><text:span text:style-name="T2">Resultad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8" draw:text-style-name="P5" draw:layer="layout" svg:x1="13.9cm" svg:y1="4.1cm" svg:x2="13.9cm" svg:y2="4.7cm">
          <text:p/>
        </draw:line>
        <draw:line draw:style-name="gr8" draw:text-style-name="P5" draw:layer="layout" svg:x1="11.6cm" svg:y1="5.8cm" svg:x2="9.9cm" svg:y2="5.8cm">
          <text:p/>
        </draw:line>
        <draw:line draw:style-name="gr8" draw:text-style-name="P5" draw:layer="layout" svg:x1="15.6cm" svg:y1="5.8cm" svg:x2="17.9cm" svg:y2="5.8cm">
          <text:p/>
        </draw:line>
        <draw:line draw:style-name="gr8" draw:text-style-name="P5" draw:layer="layout" svg:x1="8cm" svg:y1="7.2cm" svg:x2="8cm" svg:y2="8cm">
          <text:p/>
        </draw:line>
        <draw:line draw:style-name="gr8" draw:text-style-name="P5" draw:layer="layout" svg:x1="19.807cm" svg:y1="7.3cm" svg:x2="19.807cm" svg:y2="8.1cm">
          <text:p/>
        </draw:line>
        <draw:line draw:style-name="gr9" draw:text-style-name="P5" draw:layer="layout" svg:x1="9.9cm" svg:y1="8.2cm" svg:x2="17.6cm" svg:y2="8.2cm">
          <text:p/>
        </draw:line>
        <draw:line draw:style-name="gr8" draw:text-style-name="P5" draw:layer="layout" svg:x1="13.8cm" svg:y1="8.2cm" svg:x2="13.8cm" svg:y2="8.8cm">
          <text:p/>
        </draw:line>
        <draw:line draw:style-name="gr9" draw:text-style-name="P5" draw:layer="layout" svg:x1="11.9cm" svg:y1="10.2cm" svg:x2="10.6cm" svg:y2="10.2cm">
          <text:p/>
        </draw:line>
        <draw:line draw:style-name="gr9" draw:text-style-name="P5" draw:layer="layout" svg:x1="10.592cm" svg:y1="10.236cm" svg:x2="10.592cm" svg:y2="11.836cm">
          <text:p/>
        </draw:line>
        <draw:line draw:style-name="gr9" draw:text-style-name="P5" draw:layer="layout" svg:x1="16.9cm" svg:y1="10.2cm" svg:x2="15.6cm" svg:y2="10.2cm">
          <text:p/>
        </draw:line>
        <draw:line draw:style-name="gr9" draw:text-style-name="P5" draw:layer="layout" svg:x1="16.9cm" svg:y1="10.2cm" svg:x2="16.9cm" svg:y2="11.8cm">
          <text:p/>
        </draw:line>
        <draw:line draw:style-name="gr8" draw:text-style-name="P5" draw:layer="layout" svg:x1="10.6cm" svg:y1="11.8cm" svg:x2="9.5cm" svg:y2="11.8cm">
          <text:p/>
        </draw:line>
        <draw:line draw:style-name="gr8" draw:text-style-name="P5" draw:layer="layout" svg:x1="16.9cm" svg:y1="11.8cm" svg:x2="17.6cm" svg:y2="11.8cm">
          <text:p/>
        </draw:line>
        <draw:line draw:style-name="gr8" draw:text-style-name="P5" draw:layer="layout" svg:x1="13.8cm" svg:y1="11.8cm" svg:x2="13.8cm" svg:y2="12.7cm">
          <text:p/>
        </draw:line>
        <draw:line draw:style-name="gr8" draw:text-style-name="P5" draw:layer="layout" svg:x1="7.2cm" svg:y1="13.7cm" svg:x2="7.2cm" svg:y2="14.7cm">
          <text:p/>
        </draw:line>
        <draw:line draw:style-name="gr8" draw:text-style-name="P5" draw:layer="layout" svg:x1="19.5cm" svg:y1="13.4cm" svg:x2="19.5cm" svg:y2="14.5cm">
          <text:p/>
        </draw:line>
        <draw:line draw:style-name="gr9" draw:text-style-name="P5" draw:layer="layout" svg:x1="7.2cm" svg:y1="16.6cm" svg:x2="7.2cm" svg:y2="19.2cm">
          <text:p/>
        </draw:line>
        <draw:line draw:style-name="gr8" draw:text-style-name="P5" draw:layer="layout" svg:x1="7.2cm" svg:y1="19.2cm" svg:x2="11.7cm" svg:y2="19.2cm">
          <text:p/>
        </draw:line>
        <draw:line draw:style-name="gr8" draw:text-style-name="P5" draw:layer="layout" svg:x1="13.772cm" svg:y1="14.9cm" svg:x2="13.772cm" svg:y2="15.6cm">
          <text:p/>
        </draw:line>
        <draw:line draw:style-name="gr9" draw:text-style-name="P5" draw:layer="layout" svg:x1="15cm" svg:y1="16.7cm" svg:x2="16.2cm" svg:y2="16.7cm">
          <text:p/>
        </draw:line>
        <draw:line draw:style-name="gr9" draw:text-style-name="P5" draw:layer="layout" svg:x1="16.2cm" svg:y1="16.7cm" svg:x2="16.2cm" svg:y2="17.7cm">
          <text:p/>
        </draw:line>
        <draw:line draw:style-name="gr8" draw:text-style-name="P5" draw:layer="layout" svg:x1="16.2cm" svg:y1="17.7cm" svg:x2="16.9cm" svg:y2="17.7cm">
          <text:p/>
        </draw:line>
        <draw:line draw:style-name="gr9" draw:text-style-name="P5" draw:layer="layout" svg:x1="18cm" svg:y1="18.9cm" svg:x2="18cm" svg:y2="19.7cm">
          <text:p/>
        </draw:line>
        <draw:line draw:style-name="gr8" draw:text-style-name="P5" draw:layer="layout" svg:x1="18cm" svg:y1="19.7cm" svg:x2="15.7cm" svg:y2="19.7cm">
          <text:p/>
        </draw:line>
        <draw:line draw:style-name="gr9" draw:text-style-name="P5" draw:layer="layout" svg:x1="20.2cm" svg:y1="16.3cm" svg:x2="20.2cm" svg:y2="20.1cm">
          <text:p/>
        </draw:line>
        <draw:line draw:style-name="gr8" draw:text-style-name="P5" draw:layer="layout" svg:x1="20.2cm" svg:y1="20.1cm" svg:x2="15.4cm" svg:y2="20.1cm">
          <text:p/>
        </draw:line>
        <draw:frame draw:style-name="gr10" draw:text-style-name="P6" draw:layer="layout" svg:width="0.879cm" svg:height="0.725cm" svg:x="10.9cm" svg:y="9.5cm">
          <draw:text-box>
            <text:p><text:span text:style-name="T2">S</text:span><text:span text:style-name="T2">i</text:span></text:p>
          </draw:text-box>
        </draw:frame>
        <draw:frame draw:style-name="gr10" draw:text-style-name="P6" draw:layer="layout" svg:width="0.879cm" svg:height="0.725cm" svg:x="6.621cm" svg:y="6.975cm">
          <draw:text-box>
            <text:p><text:span text:style-name="T2">Si</text:span></text:p>
          </draw:text-box>
        </draw:frame>
        <draw:frame draw:style-name="gr10" draw:text-style-name="P6" draw:layer="layout" svg:width="0.879cm" svg:height="0.725cm" svg:x="20.621cm" svg:y="6.9cm">
          <draw:text-box>
            <text:p><text:span text:style-name="T2">Si</text:span></text:p>
          </draw:text-box>
        </draw:frame>
        <draw:frame draw:style-name="gr10" draw:text-style-name="P6" draw:layer="layout" svg:width="1.539cm" svg:height="0.725cm" svg:x="11.9cm" svg:y="11.7cm">
          <draw:text-box>
            <text:p><text:span text:style-name="T2">Si No</text:span></text:p>
          </draw:text-box>
        </draw:frame>
        <draw:frame draw:style-name="gr10" draw:text-style-name="P6" draw:layer="layout" svg:width="1.044cm" svg:height="0.725cm" svg:x="16cm" svg:y="9.4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2:53:18.500781032</meta:creation-date>
    <dc:date>2020-05-17T14:08:25.218946820</dc:date>
    <meta:editing-duration>PT1H3M41S</meta:editing-duration>
    <meta:editing-cycles>9</meta:editing-cycles>
    <meta:generator>LibreOffice/5.1.6.2$Linux_X86_64 LibreOffice_project/10m0$Build-2</meta:generator>
    <meta:document-statistic meta:object-count="46"/>
  </office:meta>
</office:document-meta>
</file>